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00%" fo:text-align="center" style:justify-single-word="false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/>
    </style:style>
    <style:style style:name="P2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00%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/>
    </style:style>
    <style:style style:name="P3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00%" fo:text-align="start" style:justify-single-word="false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/>
    </style:style>
    <style:style style:name="P4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00%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 style:font-size-complex="14pt"/>
    </style:style>
    <style:style style:name="P5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15%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/>
    </style:style>
    <style:style style:name="P6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00%" fo:orphans="2" fo:widows="2" fo:text-indent="0cm" style:auto-text-indent="false">
        <style:tab-stops>
          <style:tab-stop style:position="16.499cm"/>
        </style:tab-stops>
      </style:paragraph-properties>
      <style:text-properties fo:font-size="11pt" fo:language="ru" fo:country="RU" style:font-size-asian="11pt" style:font-size-complex="11pt"/>
    </style:style>
    <style:style style:name="P7" style:family="paragraph" style:parent-style-name="Основной_20_текст_20_с_20_отступом_20_2">
      <style:paragraph-properties fo:margin-left="0cm" fo:margin-right="-0.011cm" fo:line-height="100%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/>
    </style:style>
    <style:style style:name="P8" style:family="paragraph" style:parent-style-name="Text_20_body">
      <style:paragraph-properties fo:margin-left="0cm" fo:margin-right="0.169cm" fo:line-height="115%" fo:text-align="justify" style:justify-single-word="false" fo:text-indent="0cm" style:auto-text-indent="false"/>
    </style:style>
    <style:style style:name="P9" style:family="paragraph" style:parent-style-name="Основной_20_текст_20_с_20_отступом_20_2" style:master-page-name="Standard">
      <style:paragraph-properties fo:margin-left="0cm" fo:margin-right="-0.011cm" fo:margin-top="0cm" fo:margin-bottom="0cm" loext:contextual-spacing="false" fo:line-height="100%" fo:text-align="center" style:justify-single-word="false" fo:orphans="2" fo:widows="2" fo:text-indent="0cm" style:auto-text-indent="false" style:page-number="auto">
        <style:tab-stops>
          <style:tab-stop style:position="16.499cm"/>
        </style:tab-stops>
      </style:paragraph-properties>
      <style:text-properties fo:font-size="14pt" fo:language="ru" fo:country="RU" fo:font-weight="bold" style:font-size-asian="14pt" style:font-weight-asian="bold"/>
    </style:style>
    <style:style style:name="P10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00%" fo:text-align="center" style:justify-single-word="false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/>
    </style:style>
    <style:style style:name="P11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00%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/>
    </style:style>
    <style:style style:name="P12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00%" fo:text-align="start" style:justify-single-word="false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/>
    </style:style>
    <style:style style:name="P13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15%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/>
    </style:style>
    <style:style style:name="P14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00%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 style:font-size-complex="14pt"/>
    </style:style>
    <style:style style:name="P15" style:family="paragraph" style:parent-style-name="Основной_20_текст_20_с_20_отступом_20_2">
      <style:paragraph-properties fo:margin-left="0cm" fo:margin-right="-0.011cm" fo:line-height="100%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/>
    </style:style>
    <style:style style:name="P16" style:family="paragraph" style:parent-style-name="Standard">
      <style:paragraph-properties fo:margin-left="0cm" fo:margin-right="-0.011cm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style:font-size-complex="14pt"/>
    </style:style>
    <style:style style:name="T3" style:family="text">
      <style:text-properties officeooo:rsid="001d96c3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ПРОТОКОЛ № <text:s/>1</text:p>
      <text:p text:style-name="P1">заседания счетной комиссии, избранной диссертационным советом</text:p>
      <text:p text:style-name="P1">___ШИФР_СОВЕТА___ <text:s text:c="6"/>24 июня 2025 г.</text:p>
      <text:p text:style-name="P1"/>
      <text:p text:style-name="P7">Состав избранной комиссии: </text:p>
      <text:p text:style-name="P7">______________________________________________________________________________________________________________________________________________________________________________________________________</text:p>
      <text:p text:style-name="P16">Комиссия избрана для подсчета голосов при тайном голосовании по диссертации ___ФИО_в_родительном_падеже___ на соискание ученой степени ___кандидат_или_доктор___а ___каких_наук___ наук.</text:p>
      <text:p text:style-name="P4"/>
      <text:p text:style-name="P5">Состав диссертационного совета утвержден в количестве <text:s text:c="3"/>15 человек.</text:p>
      <text:p text:style-name="P5">Присутствовало на заседании ____ членов совета, в том числе докторов наук по специальности рассматриваемой диссертации _____. <text:s/></text:p>
      <text:p text:style-name="P5">Роздано бюллетеней __________.</text:p>
      <text:p text:style-name="P5">Осталось нерозданных бюллетеней ____________.</text:p>
      <text:p text:style-name="P5">Оказалось в урне бюллетеней ___________.</text:p>
      <text:p text:style-name="P2"/>
      <text:p text:style-name="P8"><text:span text:style-name="T1">Результаты голосования</text:span> по вопросу <text:span text:style-name="T2">о присуждении ученой степени ___кандидат_или_доктор___а ___каких_наук___ наук ___ФИО_в_</text:span><text:span text:style-name="T3">да</text:span><text:span text:style-name="T2">тельном_падеже___</text:span>:</text:p>
      <text:p text:style-name="P5">за __________________</text:p>
      <text:p text:style-name="P5">против ______________</text:p>
      <text:p text:style-name="P5">недействительных бюллетеней _________</text:p>
      <text:p text:style-name="P2"/>
      <text:p text:style-name="P2"/>
      <text:p text:style-name="P2">Председатель счетной комиссии ______________________________________</text:p>
      <text:p text:style-name="P3"/>
      <text:p text:style-name="P3">Члены комиссии:</text:p>
      <text:p text:style-name="P3"/>
      <text:p text:style-name="P3">_________________________________________________________________</text:p>
      <text:p text:style-name="P3"/>
      <text:p text:style-name="P2">__________________________________________________________________</text:p>
      <text:p text:style-name="P4"/>
      <text:p text:style-name="P4"/>
      <text:p text:style-name="P4"/>
      <text:p text:style-name="P4">Ученый секретарь диссертационного совета <text:s text:c="13"/>___Учсекретарь_И_О___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SimSun" style:font-family-asian="SimSun, 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orphans="2" fo:widows="2"/>
      <style:text-properties fo:font-size="14pt" fo:language="ru" fo:country="RU" fo:font-weight="bold" style:letter-kerning="false" style:font-size-asian="14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text-align="start" style:justify-single-word="false" fo:orphans="2" fo:widows="2"/>
      <style:text-properties fo:font-size="14pt" fo:language="ru" fo:country="RU" style:letter-kerning="false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423cm" loext:contextual-spacing="false" fo:text-align="center" style:justify-single-word="false" fo:hyphenation-ladder-count="no-limit" fo:keep-with-next="always" style:text-autospace="none">
        <style:tab-stops>
          <style:tab-stop style:position="14.002cm"/>
        </style:tab-stops>
      </style:paragraph-properties>
      <style:text-properties fo:text-transform="uppercase" fo:font-size="16pt" fo:language="ru" fo:country="RU" fo:font-weight="bold" style:letter-kerning="fals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left="0cm" fo:margin-right="0.175cm" fo:orphans="2" fo:widows="2" fo:text-indent="0cm" style:auto-text-indent="false"/>
      <style:text-properties fo:font-size="14pt" fo:language="ru" fo:country="RU" style:letter-kerning="false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fo:orphans="2" fo:widows="2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4pt" fo:language="ru" fo:country="RU" style:letter-kerning="false" style:font-name-asian="Times New Roman" style:font-family-asian="'Times New Roman'" style:font-family-generic-asian="roman" style:font-pitch-asian="variable" style:font-size-asian="14pt" style:font-size-complex="14pt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text-transform="uppercase" fo:font-size="16pt" fo:language="ru" fo:country="RU" fo:font-weight="bold" style:font-size-asian="16pt" style:font-weight-asian="bold" style:font-size-complex="16pt" style:language-complex="ar" style:country-complex="SA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501cm" fo:margin-left="3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ТОКОЛ № 1</dc:title>
    <dc:subject/>
    <meta:keyword/>
    <meta:initial-creator>ELENA</meta:initial-creator>
    <meta:creation-date>2019-02-13T13:39:00</meta:creation-date>
    <dc:date>2025-10-16T16:10:08.087380952</dc:date>
    <meta:print-date>2012-09-18T12:21:00</meta:print-date>
    <meta:editing-cycles>9</meta:editing-cycles>
    <meta:editing-duration>PT1H48M28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20" meta:word-count="104" meta:character-count="1341" meta:non-whitespace-character-count="1231"/>
  </office:meta>
</office:document-meta>
</file>